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style:line-height-at-least="0.198in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officeooo:paragraph-rsid="001c1a77" style:font-size-asian="11pt" style:font-size-complex="11pt"/>
    </style:style>
    <style:style style:name="P5" style:family="paragraph">
      <loext:graphic-properties draw:fill="solid" draw:fill-color="#dddddd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10.5pt" fo:font-weight="normal"/>
    </style:style>
    <style:style style:name="T3" style:family="text">
      <style:text-properties fo:color="#4ec9b0" loext:opacity="100%"/>
    </style:style>
    <style:style style:name="T4" style:family="text">
      <style:text-properties fo:color="#4ec9b0" loext:opacity="100%" style:font-name="Consolas" fo:font-size="10.5pt" fo:font-weight="normal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fo:color="#dcdcaa" loext:opacity="100%"/>
    </style:style>
    <style:style style:name="T8" style:family="text">
      <style:text-properties fo:color="#dcdcaa" loext:opacity="100%" style:font-name="Consolas" fo:font-size="10.5pt" fo:font-weight="normal"/>
    </style:style>
    <style:style style:name="T9" style:family="text">
      <style:text-properties fo:color="#9cdcfe" loext:opacity="100%"/>
    </style:style>
    <style:style style:name="T10" style:family="text">
      <style:text-properties fo:color="#9cdcfe" loext:opacity="100%" style:font-name="Consolas" fo:font-size="10.5pt" fo:font-weight="normal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d4d4d4" loext:opacity="100%"/>
    </style:style>
    <style:style style:name="T14" style:family="text">
      <style:text-properties fo:color="#d4d4d4" loext:opacity="100%" style:font-name="Consolas" fo:font-size="10.5pt" fo:font-weight="normal"/>
    </style:style>
    <style:style style:name="T15" style:family="text">
      <style:text-properties fo:color="#b5cea8" loext:opacity="100%"/>
    </style:style>
    <style:style style:name="T16" style:family="text">
      <style:text-properties fo:color="#b5cea8" loext:opacity="100%" style:font-name="Consolas" fo:font-size="10.5pt" fo:font-weight="normal"/>
    </style:style>
    <style:style style:name="T17" style:family="text">
      <style:text-properties fo:color="#6a9955" loext:opacity="100%" style:font-name="Consolas" fo:font-size="10.5pt" fo:font-weight="normal"/>
    </style:style>
    <style:style style:name="T18" style:family="text">
      <style:text-properties fo:color="#d7ba7d" loext:opacity="100%" style:font-name="Consolas" fo:font-size="10.5pt" fo:font-weight="normal"/>
    </style:style>
    <style:style style:name="T19" style:family="text">
      <style:text-properties fo:font-size="11pt" style:font-size-asian="10pt" style:font-size-complex="11pt"/>
    </style:style>
    <style:style style:name="gr1" style:family="graphic">
      <style:graphic-properties draw:stroke="dash" draw:stroke-dash="Dash_20__28_Rounded_29_" svg:stroke-color="#000000" svg:stroke-linecap="round" draw:fill="solid" draw:fill-color="#dddddd" fo:min-height="3.208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8</text:p>
      <text:h text:style-name="Heading_20_3" text:outline-level="3">Aim: CPU Scheduling Algorithm (Part 2)-Round Robin</text:h>
      <text:p text:style-name="P1">8.1 Implement Round Robin scheduling with configurable time quantum.</text:p>
      <text:p text:style-name="P1">8.2 Compare with FCFS: fairness, turnaround, response time.</text:p>
      <text:p text:style-name="P1">8.3 rack context switches and improve queue management.</text:p>
      <text:p text:style-name="P3">from collections import deque</text:p>
      <text:p text:style-name="P3"/>
      <text:p text:style-name="P3">def roundRobin(processes, timeQuantum):</text:p>
      <text:p text:style-name="P4">    ""</text:p>
      <text:p text:style-name="P4"><text:s text:c="4"/>processes: list of tuples (pid, arrivalTime, burstTime)</text:p>
      <text:p text:style-name="P3">    timeQuantum: int</text:p>
      <text:p text:style-name="P3">    """</text:p>
      <text:p text:style-name="P3">    n = len(processes)</text:p>
      <text:p text:style-name="P3">    processes.sort(key=lambda x: x[1])  # sort by arrival time</text:p>
      <text:p text:style-name="P3"/>
      <text:p text:style-name="P3">    remainingBt = {pid: bt for pid, at, bt in processes}</text:p>
      <text:p text:style-name="P3">    completionTime = {}</text:p>
      <text:p text:style-name="P3">    turnaroundTime = {}</text:p>
      <text:p text:style-name="P3">    waitingTime = {}</text:p>
      <text:p text:style-name="P3">    responseTime = {}</text:p>
      <text:p text:style-name="P3">    startTime = {}</text:p>
      <text:p text:style-name="P3">    ganttChart = []</text:p>
      <text:p text:style-name="P3">    readyQueue = deque()</text:p>
      <text:p text:style-name="P3">    currentTime = 0</text:p>
      <text:p text:style-name="P3">    visited = [False] * n</text:p>
      <text:p text:style-name="P3">    completed = 0</text:p>
      <text:p text:style-name="P3">    contextSwitches = 0</text:p>
      <text:p text:style-name="P3">    prevPid = None</text:p>
      <text:p text:style-name="P3"/>
      <text:p text:style-name="P3">    while completed &lt; n:</text:p>
      <text:p text:style-name="P3">        # Add processes that have arrived</text:p>
      <text:p text:style-name="P3">        for i, (pid, at, bt) in enumerate(processes):</text:p>
      <text:p text:style-name="P3">            if at &lt;= currentTime and not visited[i]:</text:p>
      <text:p text:style-name="P3">                readyQueue.append(pid)</text:p>
      <text:p text:style-name="P3">                visited[i] = True</text:p>
      <text:p text:style-name="P3">        if readyQueue:</text:p>
      <text:p text:style-name="P3">            pid = readyQueue.popleft()</text:p>
      <text:p text:style-name="P3">            if pid != prevPid and prevPid is not None:</text:p>
      <text:p text:style-name="P3">                contextSwitches += 1</text:p>
      <text:p text:style-name="P3">            prevPid = pid</text:p>
      <text:p text:style-name="P3"/>
      <text:p text:style-name="P3">            if pid not in startTime:</text:p>
      <text:p text:style-name="P3">                startTime[pid] = currentTime</text:p>
      <text:p text:style-name="P3">                responseTime[pid] = currentTime - next(at for p, at, bt in processes if p == pid)</text:p>
      <text:p text:style-name="P3">            execTime = min(timeQuantum, remainingBt[pid])</text:p>
      <text:p text:style-name="P3">            ganttChart.append((pid, currentTime, currentTime + execTime))</text:p>
      <text:p text:style-name="P3">            currentTime += execTime</text:p>
      <text:p text:style-name="P3">            remainingBt[pid] -= execTime</text:p>
      <text:p text:style-name="P3"/>
      <text:p text:style-name="P3"><text:soft-page-break/>            # Add new arrivals during execution</text:p>
      <text:p text:style-name="P3">            for i, (p, at, bt) in enumerate(processes):</text:p>
      <text:p text:style-name="P3">                if at &lt;= currentTime and not visited[i] and p not in readyQueue:</text:p>
      <text:p text:style-name="P3">                    readyQueue.append(p)</text:p>
      <text:p text:style-name="P3">                    visited[i] = True</text:p>
      <text:p text:style-name="P3">            if remainingBt[pid] &gt; 0:</text:p>
      <text:p text:style-name="P3">                readyQueue.append(pid)</text:p>
      <text:p text:style-name="P3">            else:</text:p>
      <text:p text:style-name="P3">                completionTime[pid] = currentTime</text:p>
      <text:p text:style-name="P3">                completed += 1</text:p>
      <text:p text:style-name="P3">        else:</text:p>
      <text:p text:style-name="P3">            currentTime += 1  # CPU idle</text:p>
      <text:p text:style-name="P3"/>
      <text:p text:style-name="P3">    # Calculate TAT &amp; WT</text:p>
      <text:p text:style-name="P3">    for pid, at, bt in processes:</text:p>
      <text:p text:style-name="P3">        turnaroundTime[pid] = completionTime[pid] - at</text:p>
      <text:p text:style-name="P3">        waitingTime[pid] = turnaroundTime[pid] – bt</text:p>
      <text:p text:style-name="P3">    avgWt = sum(waitingTime.values()) / n</text:p>
      <text:p text:style-name="P3">    avgTat = sum(turnaroundTime.values()) / n</text:p>
      <text:p text:style-name="P3">    avgRt = sum(responseTime.values()) / n</text:p>
      <text:p text:style-name="P3">    # Print results</text:p>
      <text:p text:style-name="P3">    print("\n--- Round Robin Scheduling ---")</text:p>
      <text:p text:style-name="P3">    print(f"Time Quantum: {timeQuantum}")</text:p>
      <text:p text:style-name="P3">    print("PID\tAT\tBT\tST\tCT\tTAT\tWT\tRT")</text:p>
      <text:p text:style-name="P3">    for pid, at, bt in processes:</text:p>
      <text:p text:style-name="P3">        print(f"{pid}\t{at}\t{bt}\t{startTime[pid]}\t{completionTime[pid]}\t"</text:p>
      <text:p text:style-name="P3">              f"{turnaroundTime[pid]}\t{waitingTime[pid]}\t{responseTime[pid]}")</text:p>
      <text:p text:style-name="P3">    print(f"\nAverage Waiting Time: {avgWt:.2f}")</text:p>
      <text:p text:style-name="P3">    print(f"Average Turnaround Time: {avgTat:.2f}")</text:p>
      <text:p text:style-name="P3">    print(f"Average Response Time: {avgRt:.2f}")</text:p>
      <text:p text:style-name="P3">    print(f"Context Switches: {contextSwitches}")</text:p>
      <text:p text:style-name="P3">    # Print Gantt Chart</text:p>
      <text:p text:style-name="P3">    print("\nGantt Chart:")</text:p>
      <text:p text:style-name="P3">    for pid, start, end in ganttChart:</text:p>
      <text:p text:style-name="P3">        print(f"| P{pid} ({start}-{end}) ", end="")</text:p>
      <text:p text:style-name="P3">    print("|")</text:p>
      <text:p text:style-name="P3"/>
      <text:p text:style-name="P3">def fcfs(processes):</text:p>
      <text:p text:style-name="P3">    processes.sort(key=lambda x: x[1])  # sort by arrival time</text:p>
      <text:p text:style-name="P3">    n = len(processes)</text:p>
      <text:p text:style-name="P3">    currentTime = 0</text:p>
      <text:p text:style-name="P3">    startTime = {}</text:p>
      <text:p text:style-name="P3">    completionTime = {}</text:p>
      <text:p text:style-name="P3">    turnaroundTime = {}</text:p>
      <text:p text:style-name="P3">    waitingTime = {}</text:p>
      <text:p text:style-name="P3">    responseTime = {}</text:p>
      <text:p text:style-name="P3">    ganttChart = []</text:p>
      <text:p text:style-name="P3">    for pid, at, bt in processes:</text:p>
      <text:p text:style-name="P3">        if currentTime &lt; at:</text:p>
      <text:p text:style-name="P3">            currentTime = at</text:p>
      <text:p text:style-name="P3">        startTime[pid] = currentTime</text:p>
      <text:p text:style-name="P3">        responseTime[pid] = currentTime - at</text:p>
      <text:p text:style-name="P3">        ganttChart.append((pid, currentTime, currentTime + bt))</text:p>
      <text:p text:style-name="P3"><text:soft-page-break/>        currentTime += bt</text:p>
      <text:p text:style-name="P3">        completionTime[pid] = currentTime</text:p>
      <text:p text:style-name="P3">        turnaroundTime[pid] = completionTime[pid] - at</text:p>
      <text:p text:style-name="P3">        waitingTime[pid] = turnaroundTime[pid] - bt</text:p>
      <text:p text:style-name="P3">    avgWt = sum(waitingTime.values()) / n</text:p>
      <text:p text:style-name="P3">    avgTat = sum(turnaroundTime.values()) / n</text:p>
      <text:p text:style-name="P3">    avgRt = sum(responseTime.values()) / n</text:p>
      <text:p text:style-name="P3">    # Print results</text:p>
      <text:p text:style-name="P3">    print("\n--- First-Come First-Serve (FCFS) ---")</text:p>
      <text:p text:style-name="P3">    print("PID\tAT\tBT\tST\tCT\tTAT\tWT\tRT")</text:p>
      <text:p text:style-name="P3">    for pid, at, bt in processes:</text:p>
      <text:p text:style-name="P3">        print(f"{pid}\t{at}\t{bt}\t{startTime[pid]}\t{completionTime[pid]}\t"</text:p>
      <text:p text:style-name="P3">              f"{turnaroundTime[pid]}\t{waitingTime[pid]}\t{responseTime[pid]}")</text:p>
      <text:p text:style-name="P3">    print(f"\nAverage Waiting Time: {avgWt:.2f}")</text:p>
      <text:p text:style-name="P3">    print(f"Average Turnaround Time: {avgTat:.2f}")</text:p>
      <text:p text:style-name="P3">    print(f"Average Response Time: {avgRt:.2f}")</text:p>
      <text:p text:style-name="P3">    print("Context Switches: N/A (no preemption)")</text:p>
      <text:p text:style-name="P3">    # Print Gantt Chart</text:p>
      <text:p text:style-name="P3">    print("\nGantt Chart:")</text:p>
      <text:p text:style-name="P3">    for pid, start, end in ganttChart:</text:p>
      <text:p text:style-name="P3">        print(f"| P{pid} ({start}-{end}) ", end="")</text:p>
      <text:p text:style-name="P3">    print("|")</text:p>
      <text:p text:style-name="P3"># Example usage</text:p>
      <text:p text:style-name="P3">processList = [</text:p>
      <text:p text:style-name="P3">    (1, 0, 5),</text:p>
      <text:p text:style-name="P3">    (2, 1, 4),</text:p>
      <text:p text:style-name="P3">    (3, 2, 2),</text:p>
      <text:p text:style-name="P3">    (4, 4, 1)</text:p>
      <text:p text:style-name="P3">]</text:p>
      <text:p text:style-name="P3">fcfs(processList.copy())</text:p>
      <text:p text:style-name="P3">roundRobin(processList.copy(), timeQuantum=2)</text:p>
      <text:p text:style-name="P2"><draw:frame text:anchor-type="paragraph" draw:z-index="0" draw:name="Text Frame 1" draw:style-name="gr1" draw:text-style-name="P5" svg:width="5.3961in" svg:height="4.3933in" svg:x="0.0252in" svg:y="0.1146in"><draw:text-box><text:p><text:span text:style-name="T19">--- First-Come First-Serve (FCFS) ---</text:span></text:p><text:p><text:span text:style-name="T19">PID <text:s text:c="4"/>AT <text:s text:c="5"/>BT <text:s text:c="5"/>ST <text:s text:c="5"/>CT <text:s text:c="5"/>TAT <text:s text:c="4"/>WT <text:s text:c="5"/>RT</text:span></text:p><text:p><text:span text:style-name="T19">1 <text:s text:c="6"/>0 <text:s text:c="6"/>5 <text:s text:c="6"/>0 <text:s text:c="6"/>5 <text:s text:c="6"/>5 <text:s text:c="6"/>0 <text:s text:c="6"/>0</text:span></text:p><text:p><text:span text:style-name="T19">2 <text:s text:c="6"/>1 <text:s text:c="6"/>4 <text:s text:c="6"/>5 <text:s text:c="6"/>9 <text:s text:c="6"/>8 <text:s text:c="6"/>4 <text:s text:c="6"/>4</text:span></text:p><text:p><text:span text:style-name="T19">3 <text:s text:c="6"/>2 <text:s text:c="6"/>2 <text:s text:c="6"/>9 <text:s text:c="6"/>11 <text:s text:c="5"/>9 <text:s text:c="6"/>7 <text:s text:c="6"/>7</text:span></text:p><text:p><text:span text:style-name="T19">4 <text:s text:c="6"/>4 <text:s text:c="6"/>1 <text:s text:c="6"/>11 <text:s text:c="5"/>12 <text:s text:c="5"/>8 <text:s text:c="6"/>7 <text:s text:c="6"/>7</text:span></text:p><text:p><text:span text:style-name="T19">Average Waiting Time: 4.50</text:span></text:p><text:p><text:span text:style-name="T19">Average Turnaround Time: 7.50</text:span></text:p><text:p><text:span text:style-name="T19">Average Response Time: 4.50</text:span></text:p><text:p><text:span text:style-name="T19">Context Switches: N/A (no preemption)</text:span></text:p><text:p><text:span text:style-name="T19">Gantt Chart:</text:span></text:p><text:p><text:span text:style-name="T19">| P1 (0-5) | P2 (5-9) | P3 (9-11) | P4 (11-12) |</text:span></text:p><text:p><text:span text:style-name="T19">--- Round Robin Scheduling ---</text:span></text:p><text:p><text:span text:style-name="T19">Time Quantum: 2</text:span></text:p><text:p><text:span text:style-name="T19">PID <text:s text:c="4"/>AT <text:s text:c="5"/>BT <text:s text:c="5"/>ST <text:s text:c="5"/>CT <text:s text:c="5"/>TAT <text:s text:c="4"/>WT <text:s text:c="5"/>RT</text:span></text:p><text:p><text:span text:style-name="T19">1 <text:s text:c="6"/>0 <text:s text:c="6"/>5 <text:s text:c="6"/>0 <text:s text:c="6"/>12 <text:s text:c="5"/>12 <text:s text:c="5"/>7 <text:s text:c="6"/>0</text:span></text:p><text:p><text:span text:style-name="T19">2 <text:s text:c="6"/>1 <text:s text:c="6"/>4 <text:s text:c="6"/>2 <text:s text:c="6"/>11 <text:s text:c="5"/>10 <text:s text:c="5"/>6 <text:s text:c="6"/>1</text:span></text:p><text:p><text:span text:style-name="T19">3 <text:s text:c="6"/>2 <text:s text:c="6"/>2 <text:s text:c="6"/>4 <text:s text:c="6"/>6 <text:s text:c="6"/>4 <text:s text:c="6"/>2 <text:s text:c="6"/>2</text:span></text:p><text:p><text:span text:style-name="T19">4 <text:s text:c="6"/>4 <text:s text:c="6"/>1 <text:s text:c="6"/>8 <text:s text:c="6"/>9 <text:s text:c="6"/>5 <text:s text:c="6"/>4 <text:s text:c="6"/>4</text:span></text:p><text:p><text:span text:style-name="T19">Average Waiting Time: 4.75</text:span></text:p><text:p><text:span text:style-name="T19">Average Turnaround Time: 7.75</text:span></text:p><text:p><text:span text:style-name="T19">Average Response Time: 1.75</text:span></text:p><text:p><text:span text:style-name="T19">Context Switches: 6</text:span></text:p><text:p><text:span text:style-name="T19">Gantt Chart:</text:span></text:p><text:p><text:span text:style-name="T19">| P1 (0-2) | P2 (2-4) | P3 (4-6) | P1 (6-8) | P4 (8-9) | P2 (9-11) | P1 (11-12) |</text:span></text:p></draw:text-box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0T20:40:51.499000000</meta:creation-date>
    <dc:date>2025-09-20T20:47:23.863000000</dc:date>
    <meta:editing-duration>PT6M32S</meta:editing-duration>
    <meta:editing-cycles>1</meta:editing-cycles>
    <meta:document-statistic meta:table-count="0" meta:image-count="0" meta:object-count="0" meta:page-count="3" meta:paragraph-count="126" meta:word-count="501" meta:character-count="4646" meta:non-whitespace-character-count="3465"/>
    <meta:generator>LibreOffice/24.2.5.2$Windows_X86_64 LibreOffice_project/bffef4ea93e59bebbeaf7f431bb02b1a39ee8a59</meta:generator>
  </office:meta>
</office:document-meta>
</file>